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2:Sheet1.A33 Sheet1.B1:Sheet1.B1 Sheet1.B2:Sheet1.B33 Sheet1.A2:Sheet1.A33 Sheet1.C1:Sheet1.C1 Sheet1.C2:Sheet1.C33 Sheet1.A2:Sheet1.A33 Sheet1.D1:Sheet1.D1 Sheet1.D2:Sheet1.D33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7079in" svg:height="12.2102in" svg:x="18.6563in" svg:y="0.1917in">
            <draw:object draw:notify-on-update-of-ranges="Sheet1.A36:Sheet1.A67 Sheet1.B35:Sheet1.B35 Sheet1.B36:Sheet1.B67 Sheet1.A36:Sheet1.A67 Sheet1.C35:Sheet1.C35 Sheet1.C36:Sheet1.C67 Sheet1.A36:Sheet1.A67 Sheet1.D35:Sheet1.D35 Sheet1.D36:Sheet1.D67 Sheet1.A36:Sheet1.A67 Sheet1.E35:Sheet1.E35 Sheet1.E36:Sheet1.E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5.41568" calcext:value-type="float">
            <text:p>35.41568</text:p>
          </table:table-cell>
          <table:table-cell office:value-type="float" office:value="-176.835709" calcext:value-type="float">
            <text:p>-176.835709</text:p>
          </table:table-cell>
          <table:table-cell office:value-type="float" office:value="-176.845734" calcext:value-type="float">
            <text:p>-176.845734</text:p>
          </table:table-cell>
          <table:table-cell office:value-type="float" office:value="-176.948654" calcext:value-type="float">
            <text:p>-176.948654</text:p>
          </table:table-cell>
          <table:table-cell office:value-type="float" office:value="-176.967209" calcext:value-type="float">
            <text:p>-176.967209</text:p>
          </table:table-cell>
        </table:table-row>
        <table:table-row table:style-name="ro1">
          <table:table-cell office:value-type="float" office:value="35.867359" calcext:value-type="float">
            <text:p>35.867359</text:p>
          </table:table-cell>
          <table:table-cell office:value-type="float" office:value="-176.774231" calcext:value-type="float">
            <text:p>-176.774231</text:p>
          </table:table-cell>
          <table:table-cell office:value-type="float" office:value="-176.63588" calcext:value-type="float">
            <text:p>-176.63588</text:p>
          </table:table-cell>
          <table:table-cell office:value-type="float" office:value="-176.715042" calcext:value-type="float">
            <text:p>-176.715042</text:p>
          </table:table-cell>
          <table:table-cell office:value-type="float" office:value="-176.727554" calcext:value-type="float">
            <text:p>-176.727554</text:p>
          </table:table-cell>
        </table:table-row>
        <table:table-row table:style-name="ro1">
          <table:table-cell office:value-type="float" office:value="36.097233" calcext:value-type="float">
            <text:p>36.097233</text:p>
          </table:table-cell>
          <table:table-cell office:value-type="float" office:value="-176.674957" calcext:value-type="float">
            <text:p>-176.674957</text:p>
          </table:table-cell>
          <table:table-cell office:value-type="float" office:value="-176.529083" calcext:value-type="float">
            <text:p>-176.529083</text:p>
          </table:table-cell>
          <table:table-cell office:value-type="float" office:value="-176.597366" calcext:value-type="float">
            <text:p>-176.597366</text:p>
          </table:table-cell>
          <table:table-cell office:value-type="float" office:value="-176.607391" calcext:value-type="float">
            <text:p>-176.607391</text:p>
          </table:table-cell>
        </table:table-row>
        <table:table-row table:style-name="ro1">
          <table:table-cell office:value-type="float" office:value="36.389957" calcext:value-type="float">
            <text:p>36.389957</text:p>
          </table:table-cell>
          <table:table-cell office:value-type="float" office:value="-176.546188" calcext:value-type="float">
            <text:p>-176.546188</text:p>
          </table:table-cell>
          <table:table-cell office:value-type="float" office:value="-176.393082" calcext:value-type="float">
            <text:p>-176.393082</text:p>
          </table:table-cell>
          <table:table-cell office:value-type="float" office:value="-176.448654" calcext:value-type="float">
            <text:p>-176.448654</text:p>
          </table:table-cell>
          <table:table-cell office:value-type="float" office:value="-176.456009" calcext:value-type="float">
            <text:p>-176.456009</text:p>
          </table:table-cell>
        </table:table-row>
        <table:table-row table:style-name="ro1">
          <table:table-cell office:value-type="float" office:value="36.638905" calcext:value-type="float">
            <text:p>36.638905</text:p>
          </table:table-cell>
          <table:table-cell office:value-type="float" office:value="-176.430359" calcext:value-type="float">
            <text:p>-176.430359</text:p>
          </table:table-cell>
          <table:table-cell office:value-type="float" office:value="-176.27742" calcext:value-type="float">
            <text:p>-176.27742</text:p>
          </table:table-cell>
          <table:table-cell office:value-type="float" office:value="-176.323212" calcext:value-type="float">
            <text:p>-176.323212</text:p>
          </table:table-cell>
          <table:table-cell office:value-type="float" office:value="-176.32872" calcext:value-type="float">
            <text:p>-176.32872</text:p>
          </table:table-cell>
        </table:table-row>
        <table:table-row table:style-name="ro1">
          <table:table-cell office:value-type="float" office:value="36.958946" calcext:value-type="float">
            <text:p>36.958946</text:p>
          </table:table-cell>
          <table:table-cell office:value-type="float" office:value="-176.2854" calcext:value-type="float">
            <text:p>-176.2854</text:p>
          </table:table-cell>
          <table:table-cell office:value-type="float" office:value="-176.128723" calcext:value-type="float">
            <text:p>-176.128723</text:p>
          </table:table-cell>
          <table:table-cell office:value-type="float" office:value="-176.16333" calcext:value-type="float">
            <text:p>-176.16333</text:p>
          </table:table-cell>
          <table:table-cell office:value-type="float" office:value="-176.166946" calcext:value-type="float">
            <text:p>-176.166946</text:p>
          </table:table-cell>
        </table:table-row>
        <table:table-row table:style-name="ro1">
          <table:table-cell office:value-type="float" office:value="38.534584" calcext:value-type="float">
            <text:p>38.534584</text:p>
          </table:table-cell>
          <table:table-cell office:value-type="float" office:value="-175.361008" calcext:value-type="float">
            <text:p>-175.361008</text:p>
          </table:table-cell>
          <table:table-cell office:value-type="float" office:value="-175.396683" calcext:value-type="float">
            <text:p>-175.396683</text:p>
          </table:table-cell>
          <table:table-cell office:value-type="float" office:value="-175.399033" calcext:value-type="float">
            <text:p>-175.399033</text:p>
          </table:table-cell>
          <table:table-cell office:value-type="float" office:value="-175.399094" calcext:value-type="float">
            <text:p>-175.399094</text:p>
          </table:table-cell>
        </table:table-row>
        <table:table-row table:style-name="ro1">
          <table:table-cell office:value-type="float" office:value="38.709305" calcext:value-type="float">
            <text:p>38.709305</text:p>
          </table:table-cell>
          <table:table-cell office:value-type="float" office:value="-175.22345" calcext:value-type="float">
            <text:p>-175.22345</text:p>
          </table:table-cell>
          <table:table-cell office:value-type="float" office:value="-175.315506" calcext:value-type="float">
            <text:p>-175.315506</text:p>
          </table:table-cell>
          <table:table-cell office:value-type="float" office:value="-175.316605" calcext:value-type="float">
            <text:p>-175.316605</text:p>
          </table:table-cell>
          <table:table-cell office:value-type="float" office:value="-175.31662" calcext:value-type="float">
            <text:p>-175.31662</text:p>
          </table:table-cell>
        </table:table-row>
        <table:table-row table:style-name="ro1">
          <table:table-cell office:value-type="float" office:value="38.848576" calcext:value-type="float">
            <text:p>38.848576</text:p>
          </table:table-cell>
          <table:table-cell office:value-type="float" office:value="-175.173248" calcext:value-type="float">
            <text:p>-175.173248</text:p>
          </table:table-cell>
          <table:table-cell office:value-type="float" office:value="-175.250809" calcext:value-type="float">
            <text:p>-175.250809</text:p>
          </table:table-cell>
          <table:table-cell table:number-columns-repeated="2" office:value-type="float" office:value="-175.251251" calcext:value-type="float">
            <text:p>-175.251251</text:p>
          </table:table-cell>
        </table:table-row>
        <table:table-row table:style-name="ro1">
          <table:table-cell office:value-type="float" office:value="39.233173" calcext:value-type="float">
            <text:p>39.233173</text:p>
          </table:table-cell>
          <table:table-cell office:value-type="float" office:value="-175.035355" calcext:value-type="float">
            <text:p>-175.035355</text:p>
          </table:table-cell>
          <table:table-cell office:value-type="float" office:value="-175.072113" calcext:value-type="float">
            <text:p>-175.072113</text:p>
          </table:table-cell>
          <table:table-cell table:number-columns-repeated="2" office:value-type="float" office:value="-175.072266" calcext:value-type="float">
            <text:p>-175.072266</text:p>
          </table:table-cell>
        </table:table-row>
        <table:table-row table:style-name="ro1">
          <table:table-cell office:value-type="float" office:value="39.548012" calcext:value-type="float">
            <text:p>39.548012</text:p>
          </table:table-cell>
          <table:table-cell office:value-type="float" office:value="-174.903152" calcext:value-type="float">
            <text:p>-174.903152</text:p>
          </table:table-cell>
          <table:table-cell office:value-type="float" office:value="-174.925842" calcext:value-type="float">
            <text:p>-174.925842</text:p>
          </table:table-cell>
          <table:table-cell office:value-type="float" office:value="-174.927444" calcext:value-type="float">
            <text:p>-174.927444</text:p>
          </table:table-cell>
          <table:table-cell office:value-type="float" office:value="-174.927414" calcext:value-type="float">
            <text:p>-174.927414</text:p>
          </table:table-cell>
        </table:table-row>
        <table:table-row table:style-name="ro1">
          <table:table-cell office:value-type="float" office:value="40.094547" calcext:value-type="float">
            <text:p>40.094547</text:p>
          </table:table-cell>
          <table:table-cell office:value-type="float" office:value="-174.63913" calcext:value-type="float">
            <text:p>-174.63913</text:p>
          </table:table-cell>
          <table:table-cell office:value-type="float" office:value="-174.671921" calcext:value-type="float">
            <text:p>-174.671921</text:p>
          </table:table-cell>
          <table:table-cell office:value-type="float" office:value="-174.679626" calcext:value-type="float">
            <text:p>-174.679626</text:p>
          </table:table-cell>
          <table:table-cell office:value-type="float" office:value="-174.679245" calcext:value-type="float">
            <text:p>-174.679245</text:p>
          </table:table-cell>
        </table:table-row>
        <table:table-row table:style-name="ro1">
          <table:table-cell office:value-type="float" office:value="42.42931" calcext:value-type="float">
            <text:p>42.42931</text:p>
          </table:table-cell>
          <table:table-cell office:value-type="float" office:value="-173.654434" calcext:value-type="float">
            <text:p>-173.654434</text:p>
          </table:table-cell>
          <table:table-cell office:value-type="float" office:value="-173.587189" calcext:value-type="float">
            <text:p>-173.587189</text:p>
          </table:table-cell>
          <table:table-cell office:value-type="float" office:value="-173.672287" calcext:value-type="float">
            <text:p>-173.672287</text:p>
          </table:table-cell>
          <table:table-cell office:value-type="float" office:value="-173.65834" calcext:value-type="float">
            <text:p>-173.65834</text:p>
          </table:table-cell>
        </table:table-row>
        <table:table-row table:style-name="ro1">
          <table:table-cell office:value-type="float" office:value="43.022873" calcext:value-type="float">
            <text:p>43.022873</text:p>
          </table:table-cell>
          <table:table-cell office:value-type="float" office:value="-173.419357" calcext:value-type="float">
            <text:p>-173.419357</text:p>
          </table:table-cell>
          <table:table-cell office:value-type="float" office:value="-173.311417" calcext:value-type="float">
            <text:p>-173.311417</text:p>
          </table:table-cell>
          <table:table-cell office:value-type="float" office:value="-173.429443" calcext:value-type="float">
            <text:p>-173.429443</text:p>
          </table:table-cell>
          <table:table-cell office:value-type="float" office:value="-173.406662" calcext:value-type="float">
            <text:p>-173.406662</text:p>
          </table:table-cell>
        </table:table-row>
        <table:table-row table:style-name="ro1">
          <table:table-cell office:value-type="float" office:value="43.439056" calcext:value-type="float">
            <text:p>43.439056</text:p>
          </table:table-cell>
          <table:table-cell office:value-type="float" office:value="-173.241089" calcext:value-type="float">
            <text:p>-173.241089</text:p>
          </table:table-cell>
          <table:table-cell office:value-type="float" office:value="-173.118057" calcext:value-type="float">
            <text:p>-173.118057</text:p>
          </table:table-cell>
          <table:table-cell office:value-type="float" office:value="-173.262375" calcext:value-type="float">
            <text:p>-173.262375</text:p>
          </table:table-cell>
          <table:table-cell office:value-type="float" office:value="-173.231567" calcext:value-type="float">
            <text:p>-173.231567</text:p>
          </table:table-cell>
        </table:table-row>
        <table:table-row table:style-name="ro1">
          <table:table-cell office:value-type="float" office:value="44.198826" calcext:value-type="float">
            <text:p>44.198826</text:p>
          </table:table-cell>
          <table:table-cell office:value-type="float" office:value="-172.913422" calcext:value-type="float">
            <text:p>-172.913422</text:p>
          </table:table-cell>
          <table:table-cell office:value-type="float" office:value="-172.765076" calcext:value-type="float">
            <text:p>-172.765076</text:p>
          </table:table-cell>
          <table:table-cell office:value-type="float" office:value="-172.964203" calcext:value-type="float">
            <text:p>-172.964203</text:p>
          </table:table-cell>
          <table:table-cell office:value-type="float" office:value="-172.914276" calcext:value-type="float">
            <text:p>-172.914276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table:formula="of:=[.A2]" office:value-type="float" office:value="35.41568" calcext:value-type="float">
            <text:p>35.41568</text:p>
          </table:table-cell>
          <table:table-cell table:formula="of:=[.B2]-[.C2]" office:value-type="float" office:value="0.0100249999999846" calcext:value-type="float">
            <text:p>0.0100249999999846</text:p>
          </table:table-cell>
          <table:table-cell table:formula="of:=[.D2]-[.C2]" office:value-type="float" office:value="-0.102920000000012" calcext:value-type="float">
            <text:p>-0.102920000000012</text:p>
          </table:table-cell>
          <table:table-cell table:formula="of:=[.E2]-[.C2]" office:value-type="float" office:value="-0.121475000000004" calcext:value-type="float">
            <text:p>-0.121475000000004</text:p>
          </table:table-cell>
          <table:table-cell table:formula="of:=[.B2]-[.E2]" office:value-type="float" office:value="0.131499999999988" calcext:value-type="float">
            <text:p>0.131499999999988</text:p>
          </table:table-cell>
        </table:table-row>
        <table:table-row table:style-name="ro1">
          <table:table-cell table:formula="of:=[.A3]" office:value-type="float" office:value="35.867359" calcext:value-type="float">
            <text:p>35.867359</text:p>
          </table:table-cell>
          <table:table-cell table:formula="of:=[.B3]-[.C3]" office:value-type="float" office:value="-0.138351" calcext:value-type="float">
            <text:p>-0.138351</text:p>
          </table:table-cell>
          <table:table-cell table:formula="of:=[.D3]-[.C3]" office:value-type="float" office:value="-0.079162000000025" calcext:value-type="float">
            <text:p>-0.079162000000025</text:p>
          </table:table-cell>
          <table:table-cell table:formula="of:=[.E3]-[.C3]" office:value-type="float" office:value="-0.0916740000000118" calcext:value-type="float">
            <text:p>-0.0916740000000118</text:p>
          </table:table-cell>
          <table:table-cell table:formula="of:=[.B3]-[.E3]" office:value-type="float" office:value="-0.0466769999999883" calcext:value-type="float">
            <text:p>-0.0466769999999883</text:p>
          </table:table-cell>
        </table:table-row>
        <table:table-row table:style-name="ro1">
          <table:table-cell table:formula="of:=[.A4]" office:value-type="float" office:value="36.097233" calcext:value-type="float">
            <text:p>36.097233</text:p>
          </table:table-cell>
          <table:table-cell table:formula="of:=[.B4]-[.C4]" office:value-type="float" office:value="-0.145873999999992" calcext:value-type="float">
            <text:p>-0.145873999999992</text:p>
          </table:table-cell>
          <table:table-cell table:formula="of:=[.D4]-[.C4]" office:value-type="float" office:value="-0.0682829999999797" calcext:value-type="float">
            <text:p>-0.0682829999999797</text:p>
          </table:table-cell>
          <table:table-cell table:formula="of:=[.E4]-[.C4]" office:value-type="float" office:value="-0.0783079999999927" calcext:value-type="float">
            <text:p>-0.0783079999999927</text:p>
          </table:table-cell>
          <table:table-cell table:formula="of:=[.B4]-[.E4]" office:value-type="float" office:value="-0.0675659999999994" calcext:value-type="float">
            <text:p>-0.0675659999999994</text:p>
          </table:table-cell>
        </table:table-row>
        <table:table-row table:style-name="ro1">
          <table:table-cell table:formula="of:=[.A5]" office:value-type="float" office:value="36.389957" calcext:value-type="float">
            <text:p>36.389957</text:p>
          </table:table-cell>
          <table:table-cell table:formula="of:=[.B5]-[.C5]" office:value-type="float" office:value="-0.153106000000008" calcext:value-type="float">
            <text:p>-0.153106000000008</text:p>
          </table:table-cell>
          <table:table-cell table:formula="of:=[.D5]-[.C5]" office:value-type="float" office:value="-0.0555720000000122" calcext:value-type="float">
            <text:p>-0.0555720000000122</text:p>
          </table:table-cell>
          <table:table-cell table:formula="of:=[.E5]-[.C5]" office:value-type="float" office:value="-0.062927000000002" calcext:value-type="float">
            <text:p>-0.062927000000002</text:p>
          </table:table-cell>
          <table:table-cell table:formula="of:=[.B5]-[.E5]" office:value-type="float" office:value="-0.0901790000000062" calcext:value-type="float">
            <text:p>-0.0901790000000062</text:p>
          </table:table-cell>
        </table:table-row>
        <table:table-row table:style-name="ro1">
          <table:table-cell table:formula="of:=[.A6]" office:value-type="float" office:value="36.638905" calcext:value-type="float">
            <text:p>36.638905</text:p>
          </table:table-cell>
          <table:table-cell table:formula="of:=[.B6]-[.C6]" office:value-type="float" office:value="-0.152939000000004" calcext:value-type="float">
            <text:p>-0.152939000000004</text:p>
          </table:table-cell>
          <table:table-cell table:formula="of:=[.D6]-[.C6]" office:value-type="float" office:value="-0.0457920000000058" calcext:value-type="float">
            <text:p>-0.0457920000000058</text:p>
          </table:table-cell>
          <table:table-cell table:formula="of:=[.E6]-[.C6]" office:value-type="float" office:value="-0.0512999999999977" calcext:value-type="float">
            <text:p>-0.0512999999999977</text:p>
          </table:table-cell>
          <table:table-cell table:formula="of:=[.B6]-[.E6]" office:value-type="float" office:value="-0.101639000000006" calcext:value-type="float">
            <text:p>-0.101639000000006</text:p>
          </table:table-cell>
        </table:table-row>
        <table:table-row table:style-name="ro1">
          <table:table-cell table:formula="of:=[.A7]" office:value-type="float" office:value="36.958946" calcext:value-type="float">
            <text:p>36.958946</text:p>
          </table:table-cell>
          <table:table-cell table:formula="of:=[.B7]-[.C7]" office:value-type="float" office:value="-0.156677000000002" calcext:value-type="float">
            <text:p>-0.156677000000002</text:p>
          </table:table-cell>
          <table:table-cell table:formula="of:=[.D7]-[.C7]" office:value-type="float" office:value="-0.0346069999999941" calcext:value-type="float">
            <text:p>-0.0346069999999941</text:p>
          </table:table-cell>
          <table:table-cell table:formula="of:=[.E7]-[.C7]" office:value-type="float" office:value="-0.0382229999999879" calcext:value-type="float">
            <text:p>-0.0382229999999879</text:p>
          </table:table-cell>
          <table:table-cell table:formula="of:=[.B7]-[.E7]" office:value-type="float" office:value="-0.118454000000014" calcext:value-type="float">
            <text:p>-0.118454000000014</text:p>
          </table:table-cell>
        </table:table-row>
        <table:table-row table:style-name="ro1">
          <table:table-cell table:formula="of:=[.A8]" office:value-type="float" office:value="38.534584" calcext:value-type="float">
            <text:p>38.534584</text:p>
          </table:table-cell>
          <table:table-cell table:formula="of:=[.B8]-[.C8]" office:value-type="float" office:value="0.0356749999999977" calcext:value-type="float">
            <text:p>0.0356749999999977</text:p>
          </table:table-cell>
          <table:table-cell table:formula="of:=[.D8]-[.C8]" office:value-type="float" office:value="-0.00235000000000696" calcext:value-type="float">
            <text:p>-0.00235000000000696</text:p>
          </table:table-cell>
          <table:table-cell table:formula="of:=[.E8]-[.C8]" office:value-type="float" office:value="-0.00241099999999506" calcext:value-type="float">
            <text:p>-0.00241099999999506</text:p>
          </table:table-cell>
          <table:table-cell table:formula="of:=[.B8]-[.E8]" office:value-type="float" office:value="0.0380859999999927" calcext:value-type="float">
            <text:p>0.0380859999999927</text:p>
          </table:table-cell>
        </table:table-row>
        <table:table-row table:style-name="ro1">
          <table:table-cell table:formula="of:=[.A9]" office:value-type="float" office:value="38.709305" calcext:value-type="float">
            <text:p>38.709305</text:p>
          </table:table-cell>
          <table:table-cell table:formula="of:=[.B9]-[.C9]" office:value-type="float" office:value="0.0920559999999853" calcext:value-type="float">
            <text:p>0.0920559999999853</text:p>
          </table:table-cell>
          <table:table-cell table:formula="of:=[.D9]-[.C9]" office:value-type="float" office:value="-0.00109900000001062" calcext:value-type="float">
            <text:p>-0.00109900000001062</text:p>
          </table:table-cell>
          <table:table-cell table:formula="of:=[.E9]-[.C9]" office:value-type="float" office:value="-0.00111400000000117" calcext:value-type="float">
            <text:p>-0.00111400000000117</text:p>
          </table:table-cell>
          <table:table-cell table:formula="of:=[.B9]-[.E9]" office:value-type="float" office:value="0.0931699999999864" calcext:value-type="float">
            <text:p>0.0931699999999864</text:p>
          </table:table-cell>
        </table:table-row>
        <table:table-row table:style-name="ro1">
          <table:table-cell table:formula="of:=[.A10]" office:value-type="float" office:value="38.848576" calcext:value-type="float">
            <text:p>38.848576</text:p>
          </table:table-cell>
          <table:table-cell table:formula="of:=[.B10]-[.C10]" office:value-type="float" office:value="0.0775610000000029" calcext:value-type="float">
            <text:p>0.0775610000000029</text:p>
          </table:table-cell>
          <table:table-cell table:formula="of:=[.D10]-[.C10]" office:value-type="float" office:value="-0.000441999999992504" calcext:value-type="float">
            <text:p>-0.000441999999992504</text:p>
          </table:table-cell>
          <table:table-cell table:formula="of:=[.E10]-[.C10]" office:value-type="float" office:value="-0.000441999999992504" calcext:value-type="float">
            <text:p>-0.000441999999992504</text:p>
          </table:table-cell>
          <table:table-cell table:formula="of:=[.B10]-[.E10]" office:value-type="float" office:value="0.0780029999999954" calcext:value-type="float">
            <text:p>0.0780029999999954</text:p>
          </table:table-cell>
        </table:table-row>
        <table:table-row table:style-name="ro1">
          <table:table-cell table:formula="of:=[.A11]" office:value-type="float" office:value="39.233173" calcext:value-type="float">
            <text:p>39.233173</text:p>
          </table:table-cell>
          <table:table-cell table:formula="of:=[.B11]-[.C11]" office:value-type="float" office:value="0.0367579999999919" calcext:value-type="float">
            <text:p>0.0367579999999919</text:p>
          </table:table-cell>
          <table:table-cell table:formula="of:=[.D11]-[.C11]" office:value-type="float" office:value="-0.000153000000011616" calcext:value-type="float">
            <text:p>-0.000153000000011616</text:p>
          </table:table-cell>
          <table:table-cell table:formula="of:=[.E11]-[.C11]" office:value-type="float" office:value="-0.000153000000011616" calcext:value-type="float">
            <text:p>-0.000153000000011616</text:p>
          </table:table-cell>
          <table:table-cell table:formula="of:=[.B11]-[.E11]" office:value-type="float" office:value="0.0369110000000035" calcext:value-type="float">
            <text:p>0.0369110000000035</text:p>
          </table:table-cell>
        </table:table-row>
        <table:table-row table:style-name="ro1">
          <table:table-cell table:formula="of:=[.A12]" office:value-type="float" office:value="39.548012" calcext:value-type="float">
            <text:p>39.548012</text:p>
          </table:table-cell>
          <table:table-cell table:formula="of:=[.B12]-[.C12]" office:value-type="float" office:value="0.022689999999983" calcext:value-type="float">
            <text:p>0.022689999999983</text:p>
          </table:table-cell>
          <table:table-cell table:formula="of:=[.D12]-[.C12]" office:value-type="float" office:value="-0.00160200000001964" calcext:value-type="float">
            <text:p>-0.00160200000001964</text:p>
          </table:table-cell>
          <table:table-cell table:formula="of:=[.E12]-[.C12]" office:value-type="float" office:value="-0.00157200000001012" calcext:value-type="float">
            <text:p>-0.00157200000001012</text:p>
          </table:table-cell>
          <table:table-cell table:formula="of:=[.B12]-[.E12]" office:value-type="float" office:value="0.0242619999999931" calcext:value-type="float">
            <text:p>0.0242619999999931</text:p>
          </table:table-cell>
        </table:table-row>
        <table:table-row table:style-name="ro1">
          <table:table-cell table:formula="of:=[.A13]" office:value-type="float" office:value="40.094547" calcext:value-type="float">
            <text:p>40.094547</text:p>
          </table:table-cell>
          <table:table-cell table:formula="of:=[.B13]-[.C13]" office:value-type="float" office:value="0.0327910000000031" calcext:value-type="float">
            <text:p>0.0327910000000031</text:p>
          </table:table-cell>
          <table:table-cell table:formula="of:=[.D13]-[.C13]" office:value-type="float" office:value="-0.00770500000001562" calcext:value-type="float">
            <text:p>-0.00770500000001562</text:p>
          </table:table-cell>
          <table:table-cell table:formula="of:=[.E13]-[.C13]" office:value-type="float" office:value="-0.00732400000001121" calcext:value-type="float">
            <text:p>-0.00732400000001121</text:p>
          </table:table-cell>
          <table:table-cell table:formula="of:=[.B13]-[.E13]" office:value-type="float" office:value="0.0401150000000143" calcext:value-type="float">
            <text:p>0.0401150000000143</text:p>
          </table:table-cell>
        </table:table-row>
        <table:table-row table:style-name="ro1">
          <table:table-cell table:formula="of:=[.A14]" office:value-type="float" office:value="42.42931" calcext:value-type="float">
            <text:p>42.42931</text:p>
          </table:table-cell>
          <table:table-cell table:formula="of:=[.B14]-[.C14]" office:value-type="float" office:value="-0.067245000000014" calcext:value-type="float">
            <text:p>-0.067245000000014</text:p>
          </table:table-cell>
          <table:table-cell table:formula="of:=[.D14]-[.C14]" office:value-type="float" office:value="-0.0850980000000163" calcext:value-type="float">
            <text:p>-0.0850980000000163</text:p>
          </table:table-cell>
          <table:table-cell table:formula="of:=[.E14]-[.C14]" office:value-type="float" office:value="-0.0711510000000146" calcext:value-type="float">
            <text:p>-0.0711510000000146</text:p>
          </table:table-cell>
          <table:table-cell table:formula="of:=[.B14]-[.E14]" office:value-type="float" office:value="0.00390600000000063" calcext:value-type="float">
            <text:p>0.00390600000000063</text:p>
          </table:table-cell>
        </table:table-row>
        <table:table-row table:style-name="ro1">
          <table:table-cell table:formula="of:=[.A15]" office:value-type="float" office:value="43.022873" calcext:value-type="float">
            <text:p>43.022873</text:p>
          </table:table-cell>
          <table:table-cell table:formula="of:=[.B15]-[.C15]" office:value-type="float" office:value="-0.107939999999985" calcext:value-type="float">
            <text:p>-0.107939999999985</text:p>
          </table:table-cell>
          <table:table-cell table:formula="of:=[.D15]-[.C15]" office:value-type="float" office:value="-0.118025999999986" calcext:value-type="float">
            <text:p>-0.118025999999986</text:p>
          </table:table-cell>
          <table:table-cell table:formula="of:=[.E15]-[.C15]" office:value-type="float" office:value="-0.0952450000000056" calcext:value-type="float">
            <text:p>-0.0952450000000056</text:p>
          </table:table-cell>
          <table:table-cell table:formula="of:=[.B15]-[.E15]" office:value-type="float" office:value="-0.0126949999999795" calcext:value-type="float">
            <text:p>-0.0126949999999795</text:p>
          </table:table-cell>
        </table:table-row>
        <table:table-row table:style-name="ro1">
          <table:table-cell table:formula="of:=[.A16]" office:value-type="float" office:value="43.439056" calcext:value-type="float">
            <text:p>43.439056</text:p>
          </table:table-cell>
          <table:table-cell table:formula="of:=[.B16]-[.C16]" office:value-type="float" office:value="-0.123031999999995" calcext:value-type="float">
            <text:p>-0.123031999999995</text:p>
          </table:table-cell>
          <table:table-cell table:formula="of:=[.D16]-[.C16]" office:value-type="float" office:value="-0.144317999999998" calcext:value-type="float">
            <text:p>-0.144317999999998</text:p>
          </table:table-cell>
          <table:table-cell table:formula="of:=[.E16]-[.C16]" office:value-type="float" office:value="-0.113510000000019" calcext:value-type="float">
            <text:p>-0.113510000000019</text:p>
          </table:table-cell>
          <table:table-cell table:formula="of:=[.B16]-[.E16]" office:value-type="float" office:value="-0.00952199999997561" calcext:value-type="float">
            <text:p>-0.00952199999997561</text:p>
          </table:table-cell>
        </table:table-row>
        <table:table-row table:style-name="ro1">
          <table:table-cell table:formula="of:=[.A17]" office:value-type="float" office:value="44.198826" calcext:value-type="float">
            <text:p>44.198826</text:p>
          </table:table-cell>
          <table:table-cell table:formula="of:=[.B17]-[.C17]" office:value-type="float" office:value="-0.148346000000004" calcext:value-type="float">
            <text:p>-0.148346000000004</text:p>
          </table:table-cell>
          <table:table-cell table:formula="of:=[.D17]-[.C17]" office:value-type="float" office:value="-0.199127000000004" calcext:value-type="float">
            <text:p>-0.199127000000004</text:p>
          </table:table-cell>
          <table:table-cell table:formula="of:=[.E17]-[.C17]" office:value-type="float" office:value="-0.149200000000008" calcext:value-type="float">
            <text:p>-0.149200000000008</text:p>
          </table:table-cell>
          <table:table-cell table:formula="of:=[.B17]-[.E17]" office:value-type="float" office:value="0.000854000000003907" calcext:value-type="float">
            <text:p>0.000854000000003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23T16:31:59.407887062</dc:date>
    <meta:editing-duration>PT6H47M5S</meta:editing-duration>
    <meta:editing-cycles>45</meta:editing-cycles>
    <meta:generator>LibreOffice/7.3.7.2$Linux_X86_64 LibreOffice_project/30$Build-2</meta:generator>
    <meta:document-statistic meta:table-count="1" meta:cell-count="1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origin="0" chart:interval-major="0.5" chart:reverse-direction="false" text:line-break="false" loext:try-staggering-first="false" chart:link-data-style-to-source="true" loext:major-origin="0.5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2:Sheet1.E33 Sheet1.B1:Sheet1.E1" chart:data-source-has-labels="row" svg:x="0.69cm" svg:y="0.625cm" svg:width="30.328cm" svg:height="30.015cm">
          <chart:coordinate-region svg:x="1.936cm" svg:y="1.279cm" svg:width="28.89cm" svg:height="29.15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41568">
                <text:p>35.41568</text:p>
                <draw:g>
                  <svg:desc>Sheet1.A2:Sheet1.A33</svg:desc>
                </draw:g>
              </table:table-cell>
              <table:table-cell office:value-type="float" office:value="-176.835709">
                <text:p>-176.835709</text:p>
                <draw:g>
                  <svg:desc>Sheet1.B2:Sheet1.B33</svg:desc>
                </draw:g>
              </table:table-cell>
              <table:table-cell office:value-type="float" office:value="-176.845734">
                <text:p>-176.845734</text:p>
                <draw:g>
                  <svg:desc>Sheet1.C2:Sheet1.C33</svg:desc>
                </draw:g>
              </table:table-cell>
              <table:table-cell office:value-type="float" office:value="-176.948654">
                <text:p>-176.948654</text:p>
                <draw:g>
                  <svg:desc>Sheet1.D2:Sheet1.D33</svg:desc>
                </draw:g>
              </table:table-cell>
              <table:table-cell office:value-type="float" office:value="-176.967209">
                <text:p>-176.967209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67359">
                <text:p>35.867359</text:p>
              </table:table-cell>
              <table:table-cell office:value-type="float" office:value="-176.774231">
                <text:p>-176.774231</text:p>
              </table:table-cell>
              <table:table-cell office:value-type="float" office:value="-176.63588">
                <text:p>-176.63588</text:p>
              </table:table-cell>
              <table:table-cell office:value-type="float" office:value="-176.715042">
                <text:p>-176.715042</text:p>
              </table:table-cell>
              <table:table-cell office:value-type="float" office:value="-176.727554">
                <text:p>-176.727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097233">
                <text:p>36.097233</text:p>
              </table:table-cell>
              <table:table-cell office:value-type="float" office:value="-176.674957">
                <text:p>-176.674957</text:p>
              </table:table-cell>
              <table:table-cell office:value-type="float" office:value="-176.529083">
                <text:p>-176.529083</text:p>
              </table:table-cell>
              <table:table-cell office:value-type="float" office:value="-176.597366">
                <text:p>-176.597366</text:p>
              </table:table-cell>
              <table:table-cell office:value-type="float" office:value="-176.607391">
                <text:p>-176.607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89957">
                <text:p>36.389957</text:p>
              </table:table-cell>
              <table:table-cell office:value-type="float" office:value="-176.546188">
                <text:p>-176.546188</text:p>
              </table:table-cell>
              <table:table-cell office:value-type="float" office:value="-176.393082">
                <text:p>-176.393082</text:p>
              </table:table-cell>
              <table:table-cell office:value-type="float" office:value="-176.448654">
                <text:p>-176.448654</text:p>
              </table:table-cell>
              <table:table-cell office:value-type="float" office:value="-176.456009">
                <text:p>-176.456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638905">
                <text:p>36.638905</text:p>
              </table:table-cell>
              <table:table-cell office:value-type="float" office:value="-176.430359">
                <text:p>-176.430359</text:p>
              </table:table-cell>
              <table:table-cell office:value-type="float" office:value="-176.27742">
                <text:p>-176.27742</text:p>
              </table:table-cell>
              <table:table-cell office:value-type="float" office:value="-176.323212">
                <text:p>-176.323212</text:p>
              </table:table-cell>
              <table:table-cell office:value-type="float" office:value="-176.32872">
                <text:p>-176.32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58946">
                <text:p>36.958946</text:p>
              </table:table-cell>
              <table:table-cell office:value-type="float" office:value="-176.2854">
                <text:p>-176.2854</text:p>
              </table:table-cell>
              <table:table-cell office:value-type="float" office:value="-176.128723">
                <text:p>-176.128723</text:p>
              </table:table-cell>
              <table:table-cell office:value-type="float" office:value="-176.16333">
                <text:p>-176.16333</text:p>
              </table:table-cell>
              <table:table-cell office:value-type="float" office:value="-176.166946">
                <text:p>-176.166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34584">
                <text:p>38.534584</text:p>
              </table:table-cell>
              <table:table-cell office:value-type="float" office:value="-175.361008">
                <text:p>-175.361008</text:p>
              </table:table-cell>
              <table:table-cell office:value-type="float" office:value="-175.396683">
                <text:p>-175.396683</text:p>
              </table:table-cell>
              <table:table-cell office:value-type="float" office:value="-175.399033">
                <text:p>-175.399033</text:p>
              </table:table-cell>
              <table:table-cell office:value-type="float" office:value="-175.399094">
                <text:p>-175.399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709305">
                <text:p>38.709305</text:p>
              </table:table-cell>
              <table:table-cell office:value-type="float" office:value="-175.22345">
                <text:p>-175.22345</text:p>
              </table:table-cell>
              <table:table-cell office:value-type="float" office:value="-175.315506">
                <text:p>-175.315506</text:p>
              </table:table-cell>
              <table:table-cell office:value-type="float" office:value="-175.316605">
                <text:p>-175.316605</text:p>
              </table:table-cell>
              <table:table-cell office:value-type="float" office:value="-175.31662">
                <text:p>-175.31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848576">
                <text:p>38.848576</text:p>
              </table:table-cell>
              <table:table-cell office:value-type="float" office:value="-175.173248">
                <text:p>-175.173248</text:p>
              </table:table-cell>
              <table:table-cell office:value-type="float" office:value="-175.250809">
                <text:p>-175.250809</text:p>
              </table:table-cell>
              <table:table-cell office:value-type="float" office:value="-175.251251">
                <text:p>-175.251251</text:p>
              </table:table-cell>
              <table:table-cell office:value-type="float" office:value="-175.251251">
                <text:p>-175.251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233173">
                <text:p>39.233173</text:p>
              </table:table-cell>
              <table:table-cell office:value-type="float" office:value="-175.035355">
                <text:p>-175.035355</text:p>
              </table:table-cell>
              <table:table-cell office:value-type="float" office:value="-175.072113">
                <text:p>-175.072113</text:p>
              </table:table-cell>
              <table:table-cell office:value-type="float" office:value="-175.072266">
                <text:p>-175.072266</text:p>
              </table:table-cell>
              <table:table-cell office:value-type="float" office:value="-175.072266">
                <text:p>-175.072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48012">
                <text:p>39.548012</text:p>
              </table:table-cell>
              <table:table-cell office:value-type="float" office:value="-174.903152">
                <text:p>-174.903152</text:p>
              </table:table-cell>
              <table:table-cell office:value-type="float" office:value="-174.925842">
                <text:p>-174.925842</text:p>
              </table:table-cell>
              <table:table-cell office:value-type="float" office:value="-174.927444">
                <text:p>-174.927444</text:p>
              </table:table-cell>
              <table:table-cell office:value-type="float" office:value="-174.927414">
                <text:p>-174.927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094547">
                <text:p>40.094547</text:p>
              </table:table-cell>
              <table:table-cell office:value-type="float" office:value="-174.63913">
                <text:p>-174.63913</text:p>
              </table:table-cell>
              <table:table-cell office:value-type="float" office:value="-174.671921">
                <text:p>-174.671921</text:p>
              </table:table-cell>
              <table:table-cell office:value-type="float" office:value="-174.679626">
                <text:p>-174.679626</text:p>
              </table:table-cell>
              <table:table-cell office:value-type="float" office:value="-174.679245">
                <text:p>-174.679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42931">
                <text:p>42.42931</text:p>
              </table:table-cell>
              <table:table-cell office:value-type="float" office:value="-173.654434">
                <text:p>-173.654434</text:p>
              </table:table-cell>
              <table:table-cell office:value-type="float" office:value="-173.587189">
                <text:p>-173.587189</text:p>
              </table:table-cell>
              <table:table-cell office:value-type="float" office:value="-173.672287">
                <text:p>-173.672287</text:p>
              </table:table-cell>
              <table:table-cell office:value-type="float" office:value="-173.65834">
                <text:p>-173.65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022873">
                <text:p>43.022873</text:p>
              </table:table-cell>
              <table:table-cell office:value-type="float" office:value="-173.419357">
                <text:p>-173.419357</text:p>
              </table:table-cell>
              <table:table-cell office:value-type="float" office:value="-173.311417">
                <text:p>-173.311417</text:p>
              </table:table-cell>
              <table:table-cell office:value-type="float" office:value="-173.429443">
                <text:p>-173.429443</text:p>
              </table:table-cell>
              <table:table-cell office:value-type="float" office:value="-173.406662">
                <text:p>-173.406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439056">
                <text:p>43.439056</text:p>
              </table:table-cell>
              <table:table-cell office:value-type="float" office:value="-173.241089">
                <text:p>-173.241089</text:p>
              </table:table-cell>
              <table:table-cell office:value-type="float" office:value="-173.118057">
                <text:p>-173.118057</text:p>
              </table:table-cell>
              <table:table-cell office:value-type="float" office:value="-173.262375">
                <text:p>-173.262375</text:p>
              </table:table-cell>
              <table:table-cell office:value-type="float" office:value="-173.231567">
                <text:p>-173.231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198826">
                <text:p>44.198826</text:p>
              </table:table-cell>
              <table:table-cell office:value-type="float" office:value="-172.913422">
                <text:p>-172.913422</text:p>
              </table:table-cell>
              <table:table-cell office:value-type="float" office:value="-172.765076">
                <text:p>-172.765076</text:p>
              </table:table-cell>
              <table:table-cell office:value-type="float" office:value="-172.964203">
                <text:p>-172.964203</text:p>
              </table:table-cell>
              <table:table-cell office:value-type="float" office:value="-172.914276">
                <text:p>-172.914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51cm" svg:stroke-color="#00a933" draw:fill-color="#00a933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5.139cm" svg:height="31.015cm" xlink:href=".." xlink:type="simple" chart:class="chart:scatter" chart:style-name="ch1">
        <chart:legend chart:legend-position="end" svg:x="52.334cm" svg:y="14.449cm" style:legend-expansion="high" chart:style-name="ch2"/>
        <chart:plot-area chart:style-name="ch3" table:cell-range-address="Sheet1.A36:Sheet1.E67 Sheet1.B35:Sheet1.E35" chart:data-source-has-labels="row" svg:x="1.102cm" svg:y="0.62cm" svg:width="50.13cm" svg:height="29.775cm">
          <chart:coordinate-region svg:x="2.157cm" svg:y="0.822cm" svg:width="48.883cm" svg:height="29.3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67" chart:label-cell-address="Sheet1.B35:Sheet1.B35" chart:class="chart:scatter">
            <chart:domain table:cell-range-address="Sheet1.A36:Sheet1.A67"/>
            <chart:data-point chart:repeated="32"/>
          </chart:series>
          <chart:series chart:style-name="ch8" chart:values-cell-range-address="Sheet1.C36:Sheet1.C67" chart:label-cell-address="Sheet1.C35:Sheet1.C35" chart:class="chart:scatter">
            <chart:data-point chart:repeated="32"/>
          </chart:series>
          <chart:series chart:style-name="ch9" chart:values-cell-range-address="Sheet1.D36:Sheet1.D67" chart:label-cell-address="Sheet1.D35:Sheet1.D35" chart:class="chart:scatter">
            <chart:data-point chart:repeated="32"/>
          </chart:series>
          <chart:series chart:style-name="ch10" chart:values-cell-range-address="Sheet1.E36:Sheet1.E67" chart:label-cell-address="Sheet1.E35:Sheet1.E35" chart:class="chart:scatter">
            <chart:data-point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35:Sheet1.B35</svg:desc>
                </draw:g>
              </table:table-cell>
              <table:table-cell office:value-type="string">
                <text:p>quadratic</text:p>
                <draw:g>
                  <svg:desc>Sheet1.C35:Sheet1.C35</svg:desc>
                </draw:g>
              </table:table-cell>
              <table:table-cell office:value-type="string">
                <text:p>cubic</text:p>
                <draw:g>
                  <svg:desc>Sheet1.D35:Sheet1.D35</svg:desc>
                </draw:g>
              </table:table-cell>
              <table:table-cell office:value-type="string">
                <text:p>residual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.41568">
                <text:p>35.41568</text:p>
                <draw:g>
                  <svg:desc>Sheet1.A36:Sheet1.A67</svg:desc>
                </draw:g>
              </table:table-cell>
              <table:table-cell office:value-type="float" office:value="0.0100249999999846">
                <text:p>0.0100249999999846</text:p>
                <draw:g>
                  <svg:desc>Sheet1.B36:Sheet1.B67</svg:desc>
                </draw:g>
              </table:table-cell>
              <table:table-cell office:value-type="float" office:value="-0.102920000000012">
                <text:p>-0.102920000000012</text:p>
                <draw:g>
                  <svg:desc>Sheet1.C36:Sheet1.C67</svg:desc>
                </draw:g>
              </table:table-cell>
              <table:table-cell office:value-type="float" office:value="-0.121475000000004">
                <text:p>-0.121475000000004</text:p>
                <draw:g>
                  <svg:desc>Sheet1.D36:Sheet1.D67</svg:desc>
                </draw:g>
              </table:table-cell>
              <table:table-cell office:value-type="float" office:value="0.131499999999988">
                <text:p>0.131499999999988</text:p>
                <draw:g>
                  <svg:desc>Sheet1.E36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67359">
                <text:p>35.867359</text:p>
              </table:table-cell>
              <table:table-cell office:value-type="float" office:value="-0.138351">
                <text:p>-0.138351</text:p>
              </table:table-cell>
              <table:table-cell office:value-type="float" office:value="-0.079162000000025">
                <text:p>-0.079162000000025</text:p>
              </table:table-cell>
              <table:table-cell office:value-type="float" office:value="-0.0916740000000118">
                <text:p>-0.0916740000000118</text:p>
              </table:table-cell>
              <table:table-cell office:value-type="float" office:value="-0.0466769999999883">
                <text:p>-0.0466769999999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097233">
                <text:p>36.097233</text:p>
              </table:table-cell>
              <table:table-cell office:value-type="float" office:value="-0.145873999999992">
                <text:p>-0.145873999999992</text:p>
              </table:table-cell>
              <table:table-cell office:value-type="float" office:value="-0.0682829999999797">
                <text:p>-0.0682829999999797</text:p>
              </table:table-cell>
              <table:table-cell office:value-type="float" office:value="-0.0783079999999927">
                <text:p>-0.0783079999999927</text:p>
              </table:table-cell>
              <table:table-cell office:value-type="float" office:value="-0.0675659999999994">
                <text:p>-0.0675659999999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389957">
                <text:p>36.389957</text:p>
              </table:table-cell>
              <table:table-cell office:value-type="float" office:value="-0.153106000000008">
                <text:p>-0.153106000000008</text:p>
              </table:table-cell>
              <table:table-cell office:value-type="float" office:value="-0.0555720000000122">
                <text:p>-0.0555720000000122</text:p>
              </table:table-cell>
              <table:table-cell office:value-type="float" office:value="-0.062927000000002">
                <text:p>-0.062927000000002</text:p>
              </table:table-cell>
              <table:table-cell office:value-type="float" office:value="-0.0901790000000062">
                <text:p>-0.0901790000000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638905">
                <text:p>36.638905</text:p>
              </table:table-cell>
              <table:table-cell office:value-type="float" office:value="-0.152939000000004">
                <text:p>-0.152939000000004</text:p>
              </table:table-cell>
              <table:table-cell office:value-type="float" office:value="-0.0457920000000058">
                <text:p>-0.0457920000000058</text:p>
              </table:table-cell>
              <table:table-cell office:value-type="float" office:value="-0.0512999999999977">
                <text:p>-0.0512999999999977</text:p>
              </table:table-cell>
              <table:table-cell office:value-type="float" office:value="-0.101639000000006">
                <text:p>-0.1016390000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958946">
                <text:p>36.958946</text:p>
              </table:table-cell>
              <table:table-cell office:value-type="float" office:value="-0.156677000000002">
                <text:p>-0.156677000000002</text:p>
              </table:table-cell>
              <table:table-cell office:value-type="float" office:value="-0.0346069999999941">
                <text:p>-0.0346069999999941</text:p>
              </table:table-cell>
              <table:table-cell office:value-type="float" office:value="-0.0382229999999879">
                <text:p>-0.0382229999999879</text:p>
              </table:table-cell>
              <table:table-cell office:value-type="float" office:value="-0.118454000000014">
                <text:p>-0.118454000000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534584">
                <text:p>38.534584</text:p>
              </table:table-cell>
              <table:table-cell office:value-type="float" office:value="0.0356749999999977">
                <text:p>0.0356749999999977</text:p>
              </table:table-cell>
              <table:table-cell office:value-type="float" office:value="-0.00235000000000696">
                <text:p>-0.00235000000000696</text:p>
              </table:table-cell>
              <table:table-cell office:value-type="float" office:value="-0.00241099999999506">
                <text:p>-0.00241099999999506</text:p>
              </table:table-cell>
              <table:table-cell office:value-type="float" office:value="0.0380859999999927">
                <text:p>0.0380859999999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709305">
                <text:p>38.709305</text:p>
              </table:table-cell>
              <table:table-cell office:value-type="float" office:value="0.0920559999999853">
                <text:p>0.0920559999999853</text:p>
              </table:table-cell>
              <table:table-cell office:value-type="float" office:value="-0.00109900000001062">
                <text:p>-0.00109900000001062</text:p>
              </table:table-cell>
              <table:table-cell office:value-type="float" office:value="-0.00111400000000117">
                <text:p>-0.00111400000000117</text:p>
              </table:table-cell>
              <table:table-cell office:value-type="float" office:value="0.0931699999999864">
                <text:p>0.0931699999999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848576">
                <text:p>38.848576</text:p>
              </table:table-cell>
              <table:table-cell office:value-type="float" office:value="0.0775610000000029">
                <text:p>0.0775610000000029</text:p>
              </table:table-cell>
              <table:table-cell office:value-type="float" office:value="-0.000441999999992504">
                <text:p>-0.000441999999992504</text:p>
              </table:table-cell>
              <table:table-cell office:value-type="float" office:value="-0.000441999999992504">
                <text:p>-0.000441999999992504</text:p>
              </table:table-cell>
              <table:table-cell office:value-type="float" office:value="0.0780029999999954">
                <text:p>0.0780029999999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233173">
                <text:p>39.233173</text:p>
              </table:table-cell>
              <table:table-cell office:value-type="float" office:value="0.0367579999999919">
                <text:p>0.0367579999999919</text:p>
              </table:table-cell>
              <table:table-cell office:value-type="float" office:value="-0.000153000000011616">
                <text:p>-0.000153000000011616</text:p>
              </table:table-cell>
              <table:table-cell office:value-type="float" office:value="-0.000153000000011616">
                <text:p>-0.000153000000011616</text:p>
              </table:table-cell>
              <table:table-cell office:value-type="float" office:value="0.0369110000000035">
                <text:p>0.036911000000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548012">
                <text:p>39.548012</text:p>
              </table:table-cell>
              <table:table-cell office:value-type="float" office:value="0.022689999999983">
                <text:p>0.022689999999983</text:p>
              </table:table-cell>
              <table:table-cell office:value-type="float" office:value="-0.00160200000001964">
                <text:p>-0.00160200000001964</text:p>
              </table:table-cell>
              <table:table-cell office:value-type="float" office:value="-0.00157200000001012">
                <text:p>-0.00157200000001012</text:p>
              </table:table-cell>
              <table:table-cell office:value-type="float" office:value="0.0242619999999931">
                <text:p>0.0242619999999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094547">
                <text:p>40.094547</text:p>
              </table:table-cell>
              <table:table-cell office:value-type="float" office:value="0.0327910000000031">
                <text:p>0.0327910000000031</text:p>
              </table:table-cell>
              <table:table-cell office:value-type="float" office:value="-0.00770500000001562">
                <text:p>-0.00770500000001562</text:p>
              </table:table-cell>
              <table:table-cell office:value-type="float" office:value="-0.00732400000001121">
                <text:p>-0.00732400000001121</text:p>
              </table:table-cell>
              <table:table-cell office:value-type="float" office:value="0.0401150000000143">
                <text:p>0.040115000000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42931">
                <text:p>42.42931</text:p>
              </table:table-cell>
              <table:table-cell office:value-type="float" office:value="-0.067245000000014">
                <text:p>-0.067245000000014</text:p>
              </table:table-cell>
              <table:table-cell office:value-type="float" office:value="-0.0850980000000163">
                <text:p>-0.0850980000000163</text:p>
              </table:table-cell>
              <table:table-cell office:value-type="float" office:value="-0.0711510000000146">
                <text:p>-0.0711510000000146</text:p>
              </table:table-cell>
              <table:table-cell office:value-type="float" office:value="0.00390600000000063">
                <text:p>0.00390600000000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022873">
                <text:p>43.022873</text:p>
              </table:table-cell>
              <table:table-cell office:value-type="float" office:value="-0.107939999999985">
                <text:p>-0.107939999999985</text:p>
              </table:table-cell>
              <table:table-cell office:value-type="float" office:value="-0.118025999999986">
                <text:p>-0.118025999999986</text:p>
              </table:table-cell>
              <table:table-cell office:value-type="float" office:value="-0.0952450000000056">
                <text:p>-0.0952450000000056</text:p>
              </table:table-cell>
              <table:table-cell office:value-type="float" office:value="-0.0126949999999795">
                <text:p>-0.0126949999999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439056">
                <text:p>43.439056</text:p>
              </table:table-cell>
              <table:table-cell office:value-type="float" office:value="-0.123031999999995">
                <text:p>-0.123031999999995</text:p>
              </table:table-cell>
              <table:table-cell office:value-type="float" office:value="-0.144317999999998">
                <text:p>-0.144317999999998</text:p>
              </table:table-cell>
              <table:table-cell office:value-type="float" office:value="-0.113510000000019">
                <text:p>-0.113510000000019</text:p>
              </table:table-cell>
              <table:table-cell office:value-type="float" office:value="-0.00952199999997561">
                <text:p>-0.00952199999997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198826">
                <text:p>44.198826</text:p>
              </table:table-cell>
              <table:table-cell office:value-type="float" office:value="-0.148346000000004">
                <text:p>-0.148346000000004</text:p>
              </table:table-cell>
              <table:table-cell office:value-type="float" office:value="-0.199127000000004">
                <text:p>-0.199127000000004</text:p>
              </table:table-cell>
              <table:table-cell office:value-type="float" office:value="-0.149200000000008">
                <text:p>-0.149200000000008</text:p>
              </table:table-cell>
              <table:table-cell office:value-type="float" office:value="0.000854000000003907">
                <text:p>0.000854000000003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